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7645d" officeooo:paragraph-rsid="0007645d" style:font-weight-asian="bold" style:font-weight-complex="bold"/>
    </style:style>
    <style:style style:name="P2" style:family="paragraph" style:parent-style-name="Heading_20_3">
      <style:text-properties officeooo:rsid="000a7322" officeooo:paragraph-rsid="0007645d"/>
    </style:style>
    <style:style style:name="P3" style:family="paragraph" style:parent-style-name="Text_20_body" style:list-style-name="L1">
      <style:text-properties officeooo:rsid="000a7322" officeooo:paragraph-rsid="000ca8cb"/>
    </style:style>
    <style:style style:name="P4" style:family="paragraph" style:parent-style-name="Text_20_body" style:list-style-name="L1">
      <style:text-properties officeooo:rsid="000a7322"/>
    </style:style>
    <style:style style:name="P5" style:family="paragraph" style:parent-style-name="Heading_20_3">
      <style:text-properties officeooo:rsid="000a7322"/>
    </style:style>
    <style:style style:name="P6" style:family="paragraph" style:parent-style-name="Text_20_body" style:list-style-name="L2">
      <style:text-properties officeooo:rsid="000a7322"/>
    </style:style>
    <style:style style:name="P7" style:family="paragraph" style:parent-style-name="Horizontal_20_Line">
      <style:text-properties officeooo:rsid="000a7322"/>
    </style:style>
    <style:style style:name="P8" style:family="paragraph" style:parent-style-name="Text_20_body">
      <style:text-properties officeooo:rsid="000a7322"/>
    </style:style>
    <style:style style:name="P9" style:family="paragraph" style:parent-style-name="Standard">
      <style:text-properties officeooo:rsid="000a7322" officeooo:paragraph-rsid="0007645d"/>
    </style:style>
    <style:style style:name="T1" style:family="text">
      <style:text-properties officeooo:rsid="0008ada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jor </text:span>Functionalities </text:p>
      <text:h text:style-name="P2" text:outline-level="3"><text:span text:style-name="Strong_20_Emphasis">Client Functionalities</text:span></text:h>
      <text:list text:style-name="L1">
        <text:list-item>
          <text:p text:style-name="P3"><text:span text:style-name="Strong_20_Emphasis">Post a Load ✔</text:span></text:p>
          <text:list>
            <text:list-item>
              <text:p text:style-name="P4"><text:span text:style-name="Strong_20_Emphasis">Required Fields:</text:span></text:p>
              <text:list>
                <text:list-item>
                  <text:p text:style-name="P4">Pickup Location (input)</text:p>
                </text:list-item>
                <text:list-item>
                  <text:p text:style-name="P4">Delivery Location (input)</text:p>
                </text:list-item>
                <text:list-item>
                  <text:p text:style-name="P4">Estimated Weight (e.g., 234.0 kg/tonnes)</text:p>
                </text:list-item>
                <text:list-item>
                  <text:p text:style-name="P4">Load Type (dropdown selection)</text:p>
                </text:list-item>
                <text:list-item>
                  <text:p text:style-name="P4">Snap a Photo of the Load (image upload)</text:p>
                </text:list-item>
                <text:list-item>
                  <text:p text:style-name="P4">Client ID (auto-filled from logged-in user)</text:p>
                </text:list-item>
              </text:list>
            </text:list-item>
          </text:list>
        </text:list-item>
        <text:list-item>
          <text:p text:style-name="P4"><text:span text:style-name="Strong_20_Emphasis">View Bids</text:span></text:p>
          <text:list>
            <text:list-item>
              <text:p text:style-name="P4">See Truck Type (e.g., 10-ton truck, trailer)</text:p>
            </text:list-item>
            <text:list-item>
              <text:p text:style-name="P4">View Driver’s Bid Price</text:p>
            </text:list-item>
            <text:list-item>
              <text:p text:style-name="P4">View Estimated Delivery Time</text:p>
            </text:list-item>
            <text:list-item>
              <text:p text:style-name="P4">Filter/Sort Bids (by price, time, rating)</text:p>
            </text:list-item>
          </text:list>
        </text:list-item>
        <text:list-item>
          <text:p text:style-name="P4"><text:span text:style-name="Strong_20_Emphasis">Accept Bid</text:span></text:p>
          <text:list>
            <text:list-item>
              <text:p text:style-name="P4">Accept/Reject Bids</text:p>
            </text:list-item>
            <text:list-item>
              <text:p text:style-name="P4">In-App Chat with Driver</text:p>
            </text:list-item>
            <text:list-item>
              <text:p text:style-name="P4">Real-Time Driver Tracking (Google Maps integration)</text:p>
            </text:list-item>
          </text:list>
        </text:list-item>
        <text:list-item>
          <text:p text:style-name="P4"><text:span text:style-name="Strong_20_Emphasis">View Real-Time Driver Location</text:span></text:p>
          <text:list>
            <text:list-item>
              <text:p text:style-name="P4">Live GPS Tracking</text:p>
            </text:list-item>
            <text:list-item>
              <text:p text:style-name="P4">Estimated Time of Arrival (ETA) Updates</text:p>
            </text:list-item>
          </text:list>
        </text:list-item>
        <text:list-item>
          <text:p text:style-name="P4"><text:span text:style-name="Strong_20_Emphasis">USSD Booking</text:span></text:p>
          <text:list>
            <text:list-item>
              <text:p text:style-name="P4">Book a Truck via USSD (for users without smartphones)</text:p>
            </text:list-item>
          </text:list>
        </text:list-item>
        <text:list-item>
          <text:p text:style-name="P4"><text:span text:style-name="Strong_20_Emphasis">Make Payments</text:span></text:p>
          <text:list>
            <text:list-item>
              <text:p text:style-name="P4">Secure In-App Payments (Card, Mobile Money, Bank Transfer)</text:p>
            </text:list-item>
            <text:list-item>
              <text:p text:style-name="P4">Payment Confirmation &amp; Receipts</text:p>
            </text:list-item>
          </text:list>
        </text:list-item>
        <text:list-item>
          <text:p text:style-name="P4"><text:span text:style-name="Strong_20_Emphasis">Open Dispute</text:span></text:p>
          <text:list>
            <text:list-item>
              <text:p text:style-name="P4">Raise Dispute for Late Delivery, Damaged Goods, etc.</text:p>
            </text:list-item>
            <text:list-item>
              <text:p text:style-name="P4">Attach Evidence (Photos, Chat Screenshots)</text:p>
            </text:list-item>
            <text:list-item>
              <text:p text:style-name="P4">Admin Mediation</text:p>
            </text:list-item>
          </text:list>
        </text:list-item>
      </text:list>
      <text:h text:style-name="P5" text:outline-level="3"><text:soft-page-break/><text:span text:style-name="Strong_20_Emphasis">Truck Owners / Drivers Functionalities</text:span></text:h>
      <text:list text:style-name="L2">
        <text:list-item>
          <text:p text:style-name="P6"><text:span text:style-name="Strong_20_Emphasis">View Available Loads</text:span></text:p>
          <text:list>
            <text:list-item>
              <text:p text:style-name="P6">Load Image</text:p>
            </text:list-item>
            <text:list-item>
              <text:p text:style-name="P6">Load Type (e.g., fragile, perishable, heavy machinery)</text:p>
            </text:list-item>
            <text:list-item>
              <text:p text:style-name="P6">Pickup &amp; Delivery Locations</text:p>
            </text:list-item>
            <text:list-item>
              <text:p text:style-name="P6">Estimated Weight</text:p>
            </text:list-item>
            <text:list-item>
              <text:p text:style-name="P6">Filter Loads (by location, price, distance)</text:p>
            </text:list-item>
          </text:list>
        </text:list-item>
        <text:list-item>
          <text:p text:style-name="P6"><text:span text:style-name="Strong_20_Emphasis">Place a Bid</text:span></text:p>
          <text:list>
            <text:list-item>
              <text:p text:style-name="P6">Input Bid Price</text:p>
            </text:list-item>
            <text:list-item>
              <text:p text:style-name="P6">Set Estimated Delivery Time</text:p>
            </text:list-item>
            <text:list-item>
              <text:p text:style-name="P6">Add Notes (optional)</text:p>
            </text:list-item>
          </text:list>
        </text:list-item>
        <text:list-item>
          <text:p text:style-name="P6"><text:span text:style-name="Strong_20_Emphasis">Communicate with Client</text:span></text:p>
          <text:list>
            <text:list-item>
              <text:p text:style-name="P6">In-App Chat</text:p>
            </text:list-item>
            <text:list-item>
              <text:p text:style-name="P6">Call Option (masked numbers for privacy)</text:p>
            </text:list-item>
          </text:list>
        </text:list-item>
        <text:list-item>
          <text:p text:style-name="P6"><text:span text:style-name="Strong_20_Emphasis">USSD Bidding</text:span></text:p>
          <text:list>
            <text:list-item>
              <text:p text:style-name="P6">Place Bids via USSD (for drivers without smartphones)</text:p>
            </text:list-item>
          </text:list>
        </text:list-item>
        <text:list-item>
          <text:p text:style-name="P6"><text:span text:style-name="Strong_20_Emphasis">Load Management</text:span></text:p>
          <text:list>
            <text:list-item>
              <text:p text:style-name="P6">Accept/Reject Load Assignments</text:p>
            </text:list-item>
            <text:list-item>
              <text:p text:style-name="P6">Mark Load as Picked Up/Delivered</text:p>
            </text:list-item>
          </text:list>
        </text:list-item>
      </text:list>
      <text:p text:style-name="P7"/>
      <text:h text:style-name="P5" text:outline-level="3"><text:span text:style-name="Strong_20_Emphasis">Other Requirements</text:span></text:h>
      <text:p text:style-name="P8"><text:s/><text:span text:style-name="Strong_20_Emphasis">Real-Time Tracking</text:span> (GPS for drivers &amp; clients)<text:line-break/> <text:span text:style-name="Strong_20_Emphasis">Secure Payments</text:span> (Escrow system for safety)<text:line-break/> <text:span text:style-name="Strong_20_Emphasis">Dispute Resolution</text:span> (Admin-mediated)<text:line-break/> <text:span text:style-name="Strong_20_Emphasis">Notifications</text:span> (Bid alerts, tracking updates)<text:line-break/> <text:span text:style-name="Strong_20_Emphasis">Ratings &amp; Reviews</text:span> (After delivery completion)<text:line-break/> <text:span text:style-name="Strong_20_Emphasis">Multi-Language Support</text:span> (If needed)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9T10:51:57.976252832</meta:creation-date>
    <dc:date>2025-07-19T11:48:00.606545944</dc:date>
    <meta:editing-duration>PT18M14S</meta:editing-duration>
    <meta:editing-cycles>3</meta:editing-cycles>
    <meta:generator>LibreOffice/25.2.4.3$Linux_X86_64 LibreOffice_project/520$Build-3</meta:generator>
    <meta:document-statistic meta:table-count="0" meta:image-count="0" meta:object-count="0" meta:page-count="2" meta:paragraph-count="52" meta:word-count="284" meta:character-count="1725" meta:non-whitespace-character-count="1533"/>
  </office:meta>
</office:document-meta>
</file>